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Il progresso tecnologico e il suo impatto sulla società</text:p>
      <text:p text:style-name="Text_20_body">Negli ultimi decenni, la tecnologia ha trasformato radicalmente il nostro modo di vivere, lavorare e comunicare. L'avvento di Internet, l'automazione industriale e l'intelligenza artificiale hanno portato benefici significativi, ma anche nuove sfide.</text:p>
      <text:p text:style-name="Text_20_body">Uno degli aspetti più evidenti è la digitalizzazione del lavoro. Molti compiti che un tempo richiedevano l'intervento umano sono ora automatizzati, migliorando l'efficienza ma sollevando preoccupazioni riguardo alla perdita di posti di lavoro. Allo stesso tempo, si sono create nuove opportunità in settori come la programmazione, la robotica e la gestione dei dati.</text:p>
      <text:p text:style-name="Text_20_body">Anche la comunicazione ha subito un'evoluzione senza precedenti. Grazie ai social media e alle piattaforme di messaggistica istantanea, le persone possono connettersi in tempo reale indipendentemente dalla distanza geografica. Tuttavia, questa iperconnessione solleva questioni sulla privacy, sulla dipendenza tecnologica e sulla diffusione di informazioni false.</text:p>
      <text:p text:style-name="Text_20_body">Infine, l'innovazione tecnologica ha avuto un impatto significativo sulla medicina. La telemedicina, la stampa 3D per protesi avanzate e l'uso dell'intelligenza artificiale nella diagnosi medica stanno rivoluzionando il settore sanitario, migliorando la qualità della vita di milioni di persone.</text:p>
      <text:p text:style-name="Text_20_body">In sintesi, la tecnologia offre straordinarie opportunità, ma è essenziale affrontarne le sfide in modo responsabile per garantire un futuro equo e sostenibile.</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2T16:54:49.524410216</meta:creation-date>
    <dc:date>2025-04-02T16:55:10.104098210</dc:date>
    <meta:editing-duration>PT20S</meta:editing-duration>
    <meta:editing-cycles>1</meta:editing-cycles>
    <meta:document-statistic meta:table-count="0" meta:image-count="0" meta:object-count="0" meta:page-count="1" meta:paragraph-count="6" meta:word-count="201" meta:character-count="1489" meta:non-whitespace-character-count="1294"/>
    <meta:generator>LibreOffice/7.3.7.2$Linux_X86_64 LibreOffice_project/30$Build-2</meta:generator>
  </office:meta>
</office:document-meta>
</file>